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svg:font-family="'Google Sans', Arial, sans-serif"/>
    <style:font-face style:name="Lohit Devanagari1" svg:font-family="'Lohit Devanagari'"/>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 Mono1" svg:font-family="'Roboto Mono'" style:font-family-generic="system" style:font-pitch="variable"/>
  </office:font-face-decls>
  <office:automatic-styles>
    <style:style style:name="P1" style:family="paragraph" style:parent-style-name="Title">
      <style:paragraph-properties fo:text-align="center" style:justify-single-word="false"/>
    </style:style>
    <style:style style:name="P2" style:family="paragraph" style:parent-style-name="Title" style:master-page-name="Standard">
      <style:paragraph-properties fo:text-align="center" style:justify-single-word="false" style:page-number="1"/>
    </style:style>
    <style:style style:name="P3" style:family="paragraph" style:parent-style-name="normal" style:list-style-name="WWNum1">
      <style:paragraph-properties fo:margin-left="0.5in" fo:margin-right="0in" fo:text-indent="-0.25in" style:auto-text-indent="false"/>
    </style:style>
    <style:style style:name="P4" style:family="paragraph" style:parent-style-name="normal" style:list-style-name="WWNum1">
      <style:paragraph-properties fo:margin-left="0.5in" fo:margin-right="0in" fo:text-indent="-0.25in" style:auto-text-indent="false"/>
      <style:text-properties officeooo:paragraph-rsid="0010618d"/>
    </style:style>
    <style:style style:name="P5" style:family="paragraph" style:parent-style-name="normal" style:list-style-name="WWNum1">
      <style:paragraph-properties fo:margin-left="0.5in" fo:margin-right="0in" fo:text-align="justify" style:justify-single-word="false" fo:text-indent="-0.25in" style:auto-text-indent="false"/>
      <style:text-properties officeooo:paragraph-rsid="0010618d"/>
    </style:style>
    <style:style style:name="P6" style:family="paragraph" style:parent-style-name="normal">
      <style:paragraph-properties fo:margin-left="0.5in" fo:margin-right="0in" fo:text-indent="0in" style:auto-text-indent="false"/>
    </style:style>
    <style:style style:name="P7" style:family="paragraph" style:parent-style-name="normal">
      <style:paragraph-properties fo:margin-left="0.5in" fo:margin-right="0in" fo:text-indent="0in" style:auto-text-indent="false"/>
      <style:text-properties officeooo:paragraph-rsid="0019b442"/>
    </style:style>
    <style:style style:name="P8" style:family="paragraph" style:parent-style-name="normal">
      <style:paragraph-properties fo:margin-left="0.5in" fo:margin-right="0in" fo:text-indent="0in" style:auto-text-indent="false"/>
      <style:text-properties fo:font-weight="bold" officeooo:paragraph-rsid="001be4c2" style:font-weight-asian="bold" style:font-weight-complex="bold"/>
    </style:style>
    <style:style style:name="P9" style:family="paragraph" style:parent-style-name="normal">
      <style:paragraph-properties fo:margin-left="0.5in" fo:margin-right="0in" fo:text-indent="0in" style:auto-text-indent="false"/>
      <style:text-properties officeooo:paragraph-rsid="001be4c2"/>
    </style:style>
    <style:style style:name="P10" style:family="paragraph" style:parent-style-name="normal">
      <style:paragraph-properties fo:margin-left="0.5in" fo:margin-right="0in" fo:text-indent="0in" style:auto-text-indent="false"/>
      <style:text-properties officeooo:rsid="0029ebd2"/>
    </style:style>
    <style:style style:name="P11" style:family="paragraph" style:parent-style-name="normal">
      <style:paragraph-properties fo:margin-left="0.5in" fo:margin-right="0in" fo:text-align="justify" style:justify-single-word="false" fo:text-indent="0in" style:auto-text-indent="false"/>
      <style:text-properties fo:color="#ffffff" officeooo:paragraph-rsid="003d2dc3"/>
    </style:style>
    <style:style style:name="P12" style:family="paragraph" style:parent-style-name="normal">
      <style:paragraph-properties fo:margin-left="0.5in" fo:margin-right="0in" fo:text-indent="0in" style:auto-text-indent="false"/>
      <style:text-properties fo:color="#000000" officeooo:rsid="00390014" officeooo:paragraph-rsid="00390014"/>
    </style:style>
    <style:style style:name="P13" style:family="paragraph" style:parent-style-name="normal">
      <style:paragraph-properties fo:margin-left="0.5in" fo:margin-right="0in" fo:text-indent="0in" style:auto-text-indent="false"/>
      <style:text-properties fo:color="#000000" officeooo:paragraph-rsid="00390014"/>
    </style:style>
    <style:style style:name="P14" style:family="paragraph" style:parent-style-name="normal">
      <style:paragraph-properties fo:margin-left="0.5in" fo:margin-right="0in" fo:text-align="justify" style:justify-single-word="false" fo:text-indent="0in" style:auto-text-indent="false"/>
      <style:text-properties fo:color="#000000" officeooo:paragraph-rsid="00390014"/>
    </style:style>
    <style:style style:name="P15" style:family="paragraph" style:parent-style-name="normal">
      <style:paragraph-properties fo:margin-left="0.5in" fo:margin-right="0in" fo:text-indent="0in" style:auto-text-indent="false"/>
      <style:text-properties officeooo:paragraph-rsid="00390014"/>
    </style:style>
    <style:style style:name="P16" style:family="paragraph" style:parent-style-name="normal">
      <style:paragraph-properties fo:margin-left="0.5in" fo:margin-right="0in" fo:text-align="justify" style:justify-single-word="false" fo:text-indent="0in" style:auto-text-indent="false"/>
      <style:text-properties officeooo:paragraph-rsid="00390014"/>
    </style:style>
    <style:style style:name="P17" style:family="paragraph" style:parent-style-name="normal">
      <style:paragraph-properties fo:margin-left="0.5in" fo:margin-right="0in" fo:text-align="justify" style:justify-single-word="false" fo:text-indent="0in" style:auto-text-indent="false"/>
      <style:text-properties officeooo:paragraph-rsid="003d2dc3"/>
    </style:style>
    <style:style style:name="P18" style:family="paragraph" style:parent-style-name="normal">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solid" style:text-underline-width="auto" style:text-underline-color="font-color" fo:font-weight="bold" style:font-weight-asian="bold"/>
    </style:style>
    <style:style style:name="T4" style:family="text">
      <style:text-properties fo:color="#188038" style:font-name="Roboto Mono" style:font-name-asian="Roboto Mono1" style:font-name-complex="Roboto Mono1"/>
    </style:style>
    <style:style style:name="T5" style:family="text">
      <style:text-properties fo:color="#0000ff" fo:font-size="9.5pt" style:font-size-asian="9.5pt" style:font-size-complex="9.5pt" fo:background-color="#ffffff"/>
    </style:style>
    <style:style style:name="T6" style:family="text">
      <style:text-properties fo:color="#0000ff" fo:font-size="9.5pt" style:text-underline-style="solid" style:text-underline-width="auto" style:text-underline-color="font-color" fo:font-weight="bold" style:font-size-asian="9.5pt" style:font-weight-asian="bold" style:font-size-complex="9.5pt" style:font-weight-complex="bold" fo:background-color="#ffffff"/>
    </style:style>
    <style:style style:name="T7" style:family="text">
      <style:text-properties fo:color="#000080" fo:font-size="9.5pt" style:font-size-asian="9.5pt" style:font-size-complex="9.5pt" fo:background-color="#ffffff"/>
    </style:style>
    <style:style style:name="T8" style:family="text">
      <style:text-properties fo:color="#000080" fo:font-size="9.5pt" style:text-underline-style="solid" style:text-underline-width="auto" style:text-underline-color="font-color" style:font-size-asian="9.5pt" style:font-size-complex="9.5pt" fo:background-color="#ffffff"/>
    </style:style>
    <style:style style:name="T9" style:family="text">
      <style:text-properties fo:color="#212529" fo:font-size="9.5pt" style:font-size-asian="9.5pt" style:font-size-complex="9.5pt" fo:background-color="#ffffff"/>
    </style:style>
    <style:style style:name="T10" style:family="text">
      <style:text-properties fo:color="#212529" fo:font-size="9.5pt" style:text-underline-style="solid" style:text-underline-width="auto" style:text-underline-color="font-color" fo:font-weight="bold" style:font-size-asian="9.5pt" style:font-weight-asian="bold" style:font-size-complex="9.5pt" style:font-weight-complex="bold" fo:background-color="#ffffff"/>
    </style:style>
    <style:style style:name="T11" style:family="text">
      <style:text-properties fo:color="#212529" fo:font-size="9.5pt" style:text-underline-style="solid" style:text-underline-width="auto" style:text-underline-color="font-color" style:font-size-asian="9.5pt" style:font-size-complex="9.5pt" fo:background-color="#ffffff"/>
    </style:style>
    <style:style style:name="T12" style:family="text">
      <style:text-properties fo:color="#008000" fo:font-size="9.5pt" style:font-size-asian="9.5pt" style:font-size-complex="9.5pt" fo:background-color="#ffffff"/>
    </style:style>
    <style:style style:name="T13" style:family="text">
      <style:text-properties fo:color="#008000" fo:font-size="9.5pt" fo:font-weight="bold" style:font-size-asian="9.5pt" style:font-weight-asian="bold" style:font-size-complex="9.5pt" style:font-weight-complex="bold" fo:background-color="#ffffff"/>
    </style:style>
    <style:style style:name="T14" style:family="text">
      <style:text-properties fo:color="#008000" fo:font-size="9.5pt" style:text-underline-style="solid" style:text-underline-width="auto" style:text-underline-color="font-color" fo:font-weight="bold" style:font-size-asian="9.5pt" style:font-weight-asian="bold" style:font-size-complex="9.5pt" style:font-weight-complex="bold" fo:background-color="#ffffff"/>
    </style:style>
    <style:style style:name="T15" style:family="text">
      <style:text-properties fo:color="#008000" fo:font-size="9.5pt" style:text-underline-style="solid" style:text-underline-width="auto" style:text-underline-color="font-color" style:font-size-asian="9.5pt" style:font-size-complex="9.5pt" fo:background-color="#ffffff"/>
    </style:style>
    <style:style style:name="T16" style:family="text">
      <style:text-properties fo:color="#008080" fo:font-size="9.5pt" style:font-size-asian="9.5pt" style:font-size-complex="9.5pt" fo:background-color="#ffffff"/>
    </style:style>
    <style:style style:name="T17" style:family="text">
      <style:text-properties fo:color="#008080" fo:font-size="9.5pt" style:text-underline-style="solid" style:text-underline-width="auto" style:text-underline-color="font-color" style:font-size-asian="9.5pt" style:font-size-complex="9.5pt" fo:background-color="#ffffff"/>
    </style:style>
    <style:style style:name="T18" style:family="text">
      <style:text-properties fo:color="#666666" fo:font-size="9.5pt" style:font-size-asian="9.5pt" style:font-size-complex="9.5pt" fo:background-color="#ffffff"/>
    </style:style>
    <style:style style:name="T19" style:family="text">
      <style:text-properties fo:color="#007788" fo:font-size="9.5pt" style:font-size-asian="9.5pt" style:font-size-complex="9.5pt" fo:background-color="#ffffff"/>
    </style:style>
    <style:style style:name="T20" style:family="text">
      <style:text-properties fo:color="#007788" fo:font-size="9.5pt" style:text-underline-style="solid" style:text-underline-width="auto" style:text-underline-color="font-color" style:font-size-asian="9.5pt" style:font-size-complex="9.5pt" fo:background-color="#ffffff"/>
    </style:style>
    <style:style style:name="T21" style:family="text">
      <style:text-properties fo:color="#0000dd" fo:font-size="9.5pt" style:font-size-asian="9.5pt" style:font-size-complex="9.5pt" fo:background-color="#ffffff"/>
    </style:style>
    <style:style style:name="T22" style:family="text">
      <style:text-properties fo:color="#ff0000" fo:font-size="9.5pt" style:font-size-asian="9.5pt" style:font-size-complex="9.5pt" fo:background-color="#ffffff"/>
    </style:style>
    <style:style style:name="T23" style:family="text">
      <style:text-properties fo:color="#000040" fo:font-size="9.5pt" style:font-size-asian="9.5pt" style:font-size-complex="9.5pt" fo:background-color="#ffffff"/>
    </style:style>
    <style:style style:name="T24" style:family="text">
      <style:text-properties fo:color="#800080" fo:font-size="9.5pt" style:font-size-asian="9.5pt" style:font-size-complex="9.5pt" fo:background-color="#ffffff"/>
    </style:style>
    <style:style style:name="T25" style:family="text">
      <style:text-properties officeooo:rsid="0010618d"/>
    </style:style>
    <style:style style:name="T26" style:family="text">
      <style:text-properties officeooo:rsid="00114dd2"/>
    </style:style>
    <style:style style:name="T27" style:family="text">
      <style:text-properties officeooo:rsid="0012a16d"/>
    </style:style>
    <style:style style:name="T28" style:family="text">
      <style:text-properties officeooo:rsid="0012bcd2"/>
    </style:style>
    <style:style style:name="T29" style:family="text">
      <style:text-properties officeooo:rsid="00130ee2"/>
    </style:style>
    <style:style style:name="T30" style:family="text">
      <style:text-properties officeooo:rsid="0014422f"/>
    </style:style>
    <style:style style:name="T31" style:family="text">
      <style:text-properties officeooo:rsid="001645c9"/>
    </style:style>
    <style:style style:name="T32" style:family="text">
      <style:text-properties officeooo:rsid="0017fb31"/>
    </style:style>
    <style:style style:name="T33" style:family="text">
      <style:text-properties officeooo:rsid="00189f0a"/>
    </style:style>
    <style:style style:name="T34" style:family="text">
      <style:text-properties officeooo:rsid="0019b442"/>
    </style:style>
    <style:style style:name="T35" style:family="text">
      <style:text-properties fo:color="#000000"/>
    </style:style>
    <style:style style:name="T36" style:family="text">
      <style:text-properties fo:color="#000000" fo:font-size="9.5pt" officeooo:rsid="0019b442" style:font-size-asian="9.5pt" style:font-size-complex="9.5pt" fo:background-color="#ffffff"/>
    </style:style>
    <style:style style:name="T37" style:family="text">
      <style:text-properties fo:color="#000000" fo:font-size="9.5pt" fo:font-weight="normal" officeooo:rsid="0019b442" style:font-size-asian="9.5pt" style:font-weight-asian="normal" style:font-size-complex="9.5pt" style:font-weight-complex="normal" fo:background-color="#ffffff"/>
    </style:style>
    <style:style style:name="T38" style:family="text">
      <style:text-properties fo:color="#000000" fo:font-size="9.5pt" fo:font-weight="normal" officeooo:rsid="001be4c2" style:font-size-asian="9.5pt" style:font-weight-asian="normal" style:font-size-complex="9.5pt" style:font-weight-complex="normal" fo:background-color="#ffffff"/>
    </style:style>
    <style:style style:name="T39" style:family="text">
      <style:text-properties fo:color="#000000" fo:font-size="9.5pt" fo:font-weight="normal" officeooo:rsid="001f5473" style:font-size-asian="9.5pt" style:font-weight-asian="normal" style:font-size-complex="9.5pt" style:font-weight-complex="normal" fo:background-color="#ffffff"/>
    </style:style>
    <style:style style:name="T40" style:family="text">
      <style:text-properties fo:color="#000000" officeooo:rsid="00390014"/>
    </style:style>
    <style:style style:name="T41" style:family="text">
      <style:text-properties fo:color="#000000" officeooo:rsid="003abb5f"/>
    </style:style>
    <style:style style:name="T42" style:family="text">
      <style:text-properties fo:color="#000000" officeooo:rsid="003ac4cb"/>
    </style:style>
    <style:style style:name="T43" style:family="text">
      <style:text-properties fo:color="#000000" officeooo:rsid="003bf9fd"/>
    </style:style>
    <style:style style:name="T44" style:family="text">
      <style:text-properties fo:color="#000000" officeooo:rsid="003d2dc3"/>
    </style:style>
    <style:style style:name="T45" style:family="text">
      <style:text-properties fo:color="#000000" officeooo:rsid="0031db0d"/>
    </style:style>
    <style:style style:name="T46" style:family="text">
      <style:text-properties fo:color="#ff4000"/>
    </style:style>
    <style:style style:name="T47" style:family="text">
      <style:text-properties fo:color="#ff4000" officeooo:rsid="001be4c2"/>
    </style:style>
    <style:style style:name="T48" style:family="text">
      <style:text-properties fo:color="#ff4000" fo:font-size="9.5pt" style:font-size-asian="9.5pt" style:font-size-complex="9.5pt" fo:background-color="#ffffff"/>
    </style:style>
    <style:style style:name="T49" style:family="text">
      <style:text-properties fo:color="#ff4000" fo:font-size="9.5pt" style:font-size-asian="9.5pt" style:font-size-complex="9.5pt" fo:background-color="#ffffff"/>
    </style:style>
    <style:style style:name="T50" style:family="text">
      <style:text-properties fo:color="#ff4000" fo:font-size="9.5pt" style:font-size-asian="9.5pt" style:font-size-complex="9.5pt" fo:background-color="#ffffff"/>
    </style:style>
    <style:style style:name="T51" style:family="text">
      <style:text-properties officeooo:rsid="0024eba3"/>
    </style:style>
    <style:style style:name="T52" style:family="text">
      <style:text-properties officeooo:rsid="00251339"/>
    </style:style>
    <style:style style:name="T53" style:family="text">
      <style:text-properties officeooo:rsid="0026ee29"/>
    </style:style>
    <style:style style:name="T54" style:family="text">
      <style:text-properties officeooo:rsid="002d3aa8"/>
    </style:style>
    <style:style style:name="T55" style:family="text">
      <style:text-properties officeooo:rsid="002dd5df"/>
    </style:style>
    <style:style style:name="T56" style:family="text">
      <style:text-properties officeooo:rsid="002e3389"/>
    </style:style>
    <style:style style:name="T57" style:family="text">
      <style:text-properties officeooo:rsid="0031db0d"/>
    </style:style>
    <style:style style:name="T58" style:family="text">
      <style:text-properties officeooo:rsid="0032cde6"/>
    </style:style>
    <style:style style:name="T59" style:family="text">
      <style:text-properties officeooo:rsid="00390014"/>
    </style:style>
    <style:style style:name="T60" style:family="text">
      <style:text-properties officeooo:rsid="003bf9fd"/>
    </style:style>
    <style:style style:name="T61" style:family="text">
      <style:text-properties officeooo:rsid="003d2d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3b4p0ki01w8d"/>CeTu - Initial technical assessment</text:p>
      <text:p text:style-name="P1"><text:bookmark text:name="_oweervtsdely"/>C++ Software engineer</text:p>
      <text:p text:style-name="Heading_20_1"><text:bookmark text:name="_jo5l6lz55dwl"/>Overview:</text:p>
      <text:p text:style-name="normal">The following document contains an initial technical assessment, which is the first technical step in the CeTu recruitment process. The aim of the assessment is to make sure we have basic understanding of the level and requirements for the role.</text:p>
      <text:p text:style-name="normal"/>
      <text:p text:style-name="normal">You are expected to answer the questions based on your knowledge. The parts that require implementation should be implemented by you. You can use any IDE of your choice to develop / test the attached code sample.</text:p>
      <text:p text:style-name="normal"/>
      <text:p text:style-name="normal"><text:span text:style-name="T1">Note:</text:span> The provided space for answers for each question is template based. Feel free to make the answer as long or as short as you see fit.</text:p>
      <text:p text:style-name="Heading_20_1"><text:bookmark text:name="_d2ktkcah9xy"/>Hashmap</text:p>
      <text:list xml:id="list3647766249" text:style-name="WWNum1">
        <text:list-item>
          <text:p text:style-name="P4">Describe what is the hashmap / hash table data structure.<text:line-break/>Give an example for when the structure is useful.<text:line-break/></text:p>
          <text:p text:style-name="P5"><text:span text:style-name="T25">Hashmap is a data structure. It stores keys and values of different types. The stored values are accessed by corresponding keys. </text:span><text:span text:style-name="T26">No duplicates are allowed.</text:span><text:span text:style-name="T25"> To decrease the complexity of CRUD </text:span><text:span text:style-name="T30">(create, update, delete)</text:span><text:span text:style-name="T25"> operations on keys and values </text:span><text:span text:style-name="T26">certain methods are used. The hashing funtion (also called a digest) is used. The hashing function takes the key </text:span><text:span text:style-name="T28">(the key may be of variable length)</text:span><text:span text:style-name="T26"> and generates a unique (to some degree) result that is used for fast value access.</text:span><text:span text:style-name="T25"> </text:span><text:span text:style-name="T27">For example, we can calculate the remainder of the key using integer division – different hashing functions are used to reduce the amount of collisions. </text:span><text:span text:style-name="T28">The hash collision is a situation when different keys result in the same hash, thus, reducing the access speed. Different hashing </text:span><text:span text:style-name="T30">(key --&gt; value mapping)</text:span><text:span text:style-name="T28"> functions have been developed, md5 (message digest version 5), for example. </text:span><text:span text:style-name="T29">The hashing functions are studied and optimized using various mathematical methods, for example, numeric methods and statistics. </text:span><text:span text:style-name="T30">As the keys are of variable length and the hashes are of fixed length, the hash collisions are inevitable. The concept <text:s/>of buckets is used – <text:s/>different keys with the same hash </text:span><text:span text:style-name="T33">(with the keys themselves)</text:span><text:span text:style-name="T30"> are stored in a vector or a linked list, </text:span><text:span text:style-name="T33">pointing to the values</text:span><text:span text:style-name="T30">. </text:span><text:span text:style-name="T33">Instead of direct access the linear search may be used.</text:span><text:span text:style-name="T30"> </text:span><text:span text:style-name="T32">Usage e</text:span><text:span text:style-name="T31">xample - </text:span><text:span text:style-name="T32">a</text:span><text:span text:style-name="T31"> dictionary.</text:span><text:line-break/></text:p>
        </text:list-item>
        <text:list-item>
          <text:p text:style-name="P3">The following API is defined for a hash map.</text:p>
        </text:list-item>
      </text:list>
      <text:p text:style-name="P6">Implement the given API an<text:span text:style-name="T47">d</text:span> address the constraints of the structure</text:p>
      <text:p text:style-name="P6"><text:span text:style-name="T3">Note:</text:span> You <text:span text:style-name="T46">can’t use std structures</text:span>, use only classes / structures that you implement and new / delete constructs. I,e you are not allowed to use <text:span text:style-name="T4">std::map</text:span> / <text:span text:style-name="T4">std::unordered_map</text:span> or any other structure from the std library.</text:p>
      <text:p text:style-name="P18"/>
      <text:p text:style-name="P6"><text:span text:style-name="T5"/></text:p>
      <text:p text:style-name="P6"><text:soft-page-break/><text:span text:style-name="T5">template</text:span><text:span text:style-name="T7">&lt;</text:span><text:span text:style-name="T5">typename</text:span><text:span text:style-name="T9"> K, </text:span><text:span text:style-name="T5">typename</text:span><text:span text:style-name="T9"> V</text:span><text:span text:style-name="T7">&gt;</text:span></text:p>
      <text:p text:style-name="P6"><text:span text:style-name="T5">class</text:span><text:span text:style-name="T9"> CeTuHashMap </text:span><text:span text:style-name="T12">{</text:span></text:p>
      <text:p text:style-name="P6"><text:span text:style-name="T5">public</text:span><text:span text:style-name="T16">:</text:span></text:p>
      <text:p text:style-name="P6"><text:span text:style-name="T9"><text:s text:c="4"/>CeTuHashMap</text:span><text:span text:style-name="T12">()</text:span><text:span text:style-name="T9"> </text:span><text:span text:style-name="T12">{}</text:span></text:p>
      <text:p text:style-name="P6"><text:span text:style-name="T9"><text:s/></text:span></text:p>
      <text:p text:style-name="P6"><text:span text:style-name="T9"><text:s text:c="4"/></text:span><text:span text:style-name="T18">// Insert a new pair into the hashmap</text:span></text:p>
      <text:p text:style-name="P6"><text:span text:style-name="T9"><text:s text:c="4"/></text:span><text:span text:style-name="T5">void</text:span><text:span text:style-name="T9"> insert</text:span><text:span text:style-name="T12">(</text:span><text:span text:style-name="T9">K key, V value</text:span><text:span text:style-name="T12">)</text:span><text:span text:style-name="T9"> </text:span><text:span text:style-name="T12">{}</text:span></text:p>
      <text:p text:style-name="P6"><text:span text:style-name="T9"><text:s/></text:span></text:p>
      <text:p text:style-name="P6"><text:span text:style-name="T9"><text:s text:c="4"/></text:span><text:span text:style-name="T18">// Lookup the given key in the map, if the key is not found return nullptr</text:span></text:p>
      <text:p text:style-name="P6"><text:span text:style-name="T9"><text:s text:c="4"/></text:span><text:span text:style-name="T48">std</text:span><text:span text:style-name="T48">::</text:span><text:span text:style-name="T48">optional</text:span><text:span text:style-name="T7">&lt;</text:span><text:span text:style-name="T9">V</text:span><text:span text:style-name="T7">&gt;</text:span><text:span text:style-name="T9"> lookup</text:span><text:span text:style-name="T12">(</text:span><text:span text:style-name="T9">K key</text:span><text:span text:style-name="T12">)</text:span><text:span text:style-name="T9"> </text:span><text:span text:style-name="T12">{</text:span><text:span text:style-name="T9"> </text:span><text:span text:style-name="T12">}</text:span></text:p>
      <text:p text:style-name="P6"><text:span text:style-name="T9"><text:s/></text:span></text:p>
      <text:p text:style-name="P6"><text:span text:style-name="T9"><text:s text:c="4"/></text:span><text:span text:style-name="T18">// Delete a pair with the key in the hashmap</text:span></text:p>
      <text:p text:style-name="P6"><text:span text:style-name="T9"><text:s text:c="4"/></text:span><text:span text:style-name="T5">void</text:span><text:span text:style-name="T9"> erase</text:span><text:span text:style-name="T12">(</text:span><text:span text:style-name="T9">K key</text:span><text:span text:style-name="T12">)</text:span><text:span text:style-name="T9"> </text:span><text:span text:style-name="T12">{}</text:span></text:p>
      <text:p text:style-name="P6"><text:span text:style-name="T12">}</text:span><text:span text:style-name="T16">;</text:span></text:p>
      <text:p text:style-name="P6"/>
      <text:p text:style-name="P6">Explain what is the complexity of each method (e.g O(1), O(n), etc).</text:p>
      <text:p text:style-name="P6"/>
      <text:p text:style-name="P7"><text:span text:style-name="T34">Complexity explanation:</text:span></text:p>
      <text:p text:style-name="P9"><text:span text:style-name="T6">void</text:span><text:span text:style-name="T10"> insert</text:span><text:span text:style-name="T14">(</text:span><text:span text:style-name="T10">K key, V value</text:span><text:span text:style-name="T14">)</text:span><text:span text:style-name="T10"> </text:span><text:span text:style-name="T14">{} :</text:span><text:span text:style-name="T13"> </text:span><text:span text:style-name="T12"><text:s/></text:span><text:span text:style-name="T36">close to O(1), depends on a lot of factors and the implementation – the compiler, the compiler options, the memory management algotihms, the operating system used, the hardware (different RAM types, different latencies, BIOS configuartion), the temperature. The thing might even fail completely in the case of single upset event – a Solar wind particle might hit the RAM capasitor, flip the bit, and everything fails. Sometimes the backup systems are used, so that the probability of single upset event is reduced to the desired minimum</text:span><text:span text:style-name="T37">, </text:span><text:span text:style-name="T38">in case of goin</text:span><text:span text:style-name="T39">g</text:span><text:span text:style-name="T38"> to Mars, for example</text:span><text:span text:style-name="T36">.</text:span></text:p>
      <text:p text:style-name="P6"/>
      <text:p text:style-name="P8"><text:span text:style-name="T11">std</text:span><text:span text:style-name="T17">::</text:span><text:span text:style-name="T20">optional</text:span><text:span text:style-name="T8">&lt;</text:span><text:span text:style-name="T11">V</text:span><text:span text:style-name="T8">&gt;</text:span><text:span text:style-name="T11"> lookup</text:span><text:span text:style-name="T15">(</text:span><text:span text:style-name="T11">K key</text:span><text:span text:style-name="T15">)</text:span><text:span text:style-name="T11"> </text:span><text:span text:style-name="T15">{</text:span><text:span text:style-name="T11"> </text:span><text:span text:style-name="T15">} :</text:span><text:span text:style-name="T12"> </text:span><text:span text:style-name="T37">close to O(1), depends on a lot of factors and the implementation – the compiler, the compiler options, the memory management algotihms, the operating system used, the hardware (different RAM types, different latencies, BIOS configuartion), the temperature. The thing might even fail completely in the case of single upset event – a Solar wind particle might hit the RAM capasitor, flip the bit, and everything fails. Sometimes the backup systems are used, so that the probability of single upset event is reduced to the desired minimum, </text:span><text:span text:style-name="T38">in case of goin</text:span><text:span text:style-name="T39">g</text:span><text:span text:style-name="T38"> to Mars, for example</text:span><text:span text:style-name="T37">.</text:span></text:p>
      <text:p text:style-name="P6"/>
      <text:p text:style-name="P7"><text:span text:style-name="T6">void</text:span><text:span text:style-name="T10"> erase</text:span><text:span text:style-name="T14">(</text:span><text:span text:style-name="T10">K key</text:span><text:span text:style-name="T14">)</text:span><text:span text:style-name="T10"> </text:span><text:span text:style-name="T14">{}</text:span><text:span text:style-name="T15"> :</text:span><text:span text:style-name="T12"> </text:span><text:span text:style-name="T37">close to O(1), depends on a lot of factors and the implementation – the compiler, the compiler options, the memory management algotihms, the operating system used, the hardware (different RAM types, different latencies, BIOS configuartion), the temperature. The thing might even fail completely in the case of single upset event – a Solar wind particle might hit the RAM capasitor, flip the bit, and everything fails. Sometimes the backup systems are used, so that the probability of single upset event is reduced to the desired minimum, </text:span><text:span text:style-name="T38">in case of goin</text:span><text:span text:style-name="T39">g </text:span><text:span text:style-name="T38">to Mars, for example</text:span><text:span text:style-name="T37">.</text:span></text:p>
      <text:p text:style-name="P6"/>
      <text:p text:style-name="P6"/>
      <text:p text:style-name="P6">Use the following main function to test your implementation</text:p>
      <text:p text:style-name="P6"><text:span text:style-name="T5">int</text:span><text:span text:style-name="T9"> main</text:span><text:span text:style-name="T12">()</text:span><text:span text:style-name="T9"> </text:span><text:span text:style-name="T12">{</text:span></text:p>
      <text:p text:style-name="P6"><text:span text:style-name="T9"><text:s text:c="4"/></text:span><text:span text:style-name="T18">// Test with int as both key and value</text:span></text:p>
      <text:p text:style-name="P6"><text:span text:style-name="T9"><text:s text:c="4"/>CeTuHashMap</text:span><text:span text:style-name="T7">&lt;</text:span><text:span text:style-name="T5">int</text:span><text:span text:style-name="T9">, </text:span><text:span text:style-name="T5">int</text:span><text:span text:style-name="T7">&gt;</text:span><text:span text:style-name="T9"> intMap</text:span><text:span text:style-name="T16">;</text:span></text:p>
      <text:p text:style-name="P6"><text:span text:style-name="T9"><text:s text:c="4"/>intMap.</text:span><text:span text:style-name="T19">insert</text:span><text:span text:style-name="T12">(</text:span><text:span text:style-name="T21">1</text:span><text:span text:style-name="T9">, </text:span><text:span text:style-name="T21">2</text:span><text:span text:style-name="T12">)</text:span><text:span text:style-name="T16">;</text:span></text:p>
      <text:p text:style-name="P6"><text:span text:style-name="T9"><text:s text:c="4"/></text:span><text:span text:style-name="T5">auto</text:span><text:span text:style-name="T9"> data </text:span><text:span text:style-name="T7">=</text:span><text:span text:style-name="T9"> intMap.</text:span><text:span text:style-name="T19">lookup</text:span><text:span text:style-name="T12">(</text:span><text:span text:style-name="T21">1</text:span><text:span text:style-name="T12">)</text:span><text:span text:style-name="T16">;</text:span></text:p>
      <text:p text:style-name="P6"><text:span text:style-name="T9"><text:s text:c="4"/></text:span><text:span text:style-name="T5">if</text:span><text:span text:style-name="T9"> </text:span><text:span text:style-name="T12">(</text:span><text:span text:style-name="T9">data</text:span><text:span text:style-name="T12">)</text:span><text:span text:style-name="T9"> </text:span><text:span text:style-name="T12">{</text:span></text:p>
      <text:p text:style-name="P6"><text:span text:style-name="T9"><text:s text:c="8"/></text:span><text:span text:style-name="T21">cout</text:span><text:span text:style-name="T9"> </text:span><text:span text:style-name="T7">&lt;&lt;</text:span><text:span text:style-name="T9"> </text:span><text:span text:style-name="T22">"data: "</text:span><text:span text:style-name="T9"> </text:span><text:span text:style-name="T7">&lt;&lt;</text:span><text:span text:style-name="T9"> </text:span><text:span text:style-name="T23">*</text:span><text:span text:style-name="T9">data </text:span><text:span text:style-name="T7">&lt;&lt;</text:span><text:span text:style-name="T9"> endl</text:span><text:span text:style-name="T16">;</text:span></text:p>
      <text:p text:style-name="P6"><text:span text:style-name="T9"><text:s text:c="4"/></text:span><text:span text:style-name="T12">}</text:span><text:span text:style-name="T9"> </text:span><text:span text:style-name="T5">else</text:span><text:span text:style-name="T9"> </text:span><text:span text:style-name="T12">{</text:span></text:p>
      <text:p text:style-name="P6"><text:span text:style-name="T9"><text:s text:c="8"/></text:span><text:span text:style-name="T21">cout</text:span><text:span text:style-name="T9"> </text:span><text:span text:style-name="T7">&lt;&lt;</text:span><text:span text:style-name="T9"> </text:span><text:span text:style-name="T22">"Key not found."</text:span><text:span text:style-name="T9"> </text:span><text:span text:style-name="T7">&lt;&lt;</text:span><text:span text:style-name="T9"> endl</text:span><text:span text:style-name="T16">;</text:span></text:p>
      <text:p text:style-name="P6"><text:span text:style-name="T9"><text:s text:c="4"/></text:span><text:span text:style-name="T12">}</text:span></text:p>
      <text:p text:style-name="P6"><text:soft-page-break/><text:span text:style-name="T9"><text:s/></text:span></text:p>
      <text:p text:style-name="P6"><text:span text:style-name="T9"><text:s text:c="4"/></text:span><text:span text:style-name="T18">// Attempt to lookup a key that doesn't exist</text:span></text:p>
      <text:p text:style-name="P6"><text:span text:style-name="T9"><text:s text:c="4"/></text:span><text:span text:style-name="T5">auto</text:span><text:span text:style-name="T9"> missingData </text:span><text:span text:style-name="T7">=</text:span><text:span text:style-name="T9"> intMap.</text:span><text:span text:style-name="T19">lookup</text:span><text:span text:style-name="T12">(</text:span><text:span text:style-name="T21">3</text:span><text:span text:style-name="T12">)</text:span><text:span text:style-name="T16">;</text:span></text:p>
      <text:p text:style-name="P6"><text:span text:style-name="T9"><text:s text:c="4"/></text:span><text:span text:style-name="T5">if</text:span><text:span text:style-name="T9"> </text:span><text:span text:style-name="T12">(</text:span><text:span text:style-name="T9">missingData</text:span><text:span text:style-name="T12">)</text:span><text:span text:style-name="T9"> </text:span><text:span text:style-name="T12">{</text:span></text:p>
      <text:p text:style-name="P6"><text:span text:style-name="T9"><text:s text:c="8"/></text:span><text:span text:style-name="T21">cout</text:span><text:span text:style-name="T9"> </text:span><text:span text:style-name="T7">&lt;&lt;</text:span><text:span text:style-name="T9"> </text:span><text:span text:style-name="T22">"Missing data: "</text:span><text:span text:style-name="T9"> </text:span><text:span text:style-name="T7">&lt;&lt;</text:span><text:span text:style-name="T9"> </text:span><text:span text:style-name="T23">*</text:span><text:span text:style-name="T9">missingData </text:span><text:span text:style-name="T7">&lt;&lt;</text:span><text:span text:style-name="T9"> endl</text:span><text:span text:style-name="T16">;</text:span></text:p>
      <text:p text:style-name="P6"><text:span text:style-name="T9"><text:s text:c="4"/></text:span><text:span text:style-name="T12">}</text:span><text:span text:style-name="T9"> </text:span><text:span text:style-name="T5">else</text:span><text:span text:style-name="T9"> </text:span><text:span text:style-name="T12">{</text:span></text:p>
      <text:p text:style-name="P6"><text:span text:style-name="T9"><text:s text:c="8"/></text:span><text:span text:style-name="T21">cout</text:span><text:span text:style-name="T9"> </text:span><text:span text:style-name="T7">&lt;&lt;</text:span><text:span text:style-name="T9"> </text:span><text:span text:style-name="T22">"Key 3 not found."</text:span><text:span text:style-name="T9"> </text:span><text:span text:style-name="T7">&lt;&lt;</text:span><text:span text:style-name="T9"> endl</text:span><text:span text:style-name="T16">;</text:span></text:p>
      <text:p text:style-name="P6"><text:span text:style-name="T9"><text:s text:c="4"/></text:span><text:span text:style-name="T12">}</text:span></text:p>
      <text:p text:style-name="P6"><text:span text:style-name="T9"><text:s/></text:span></text:p>
      <text:p text:style-name="P6"><text:span text:style-name="T9"><text:s text:c="4"/></text:span><text:span text:style-name="T18">// Erase a key and then attempt to look it up</text:span></text:p>
      <text:p text:style-name="P6"><text:span text:style-name="T9"><text:s text:c="4"/>intMap.</text:span><text:span text:style-name="T19">erase</text:span><text:span text:style-name="T12">(</text:span><text:span text:style-name="T21">1</text:span><text:span text:style-name="T12">)</text:span><text:span text:style-name="T16">;</text:span></text:p>
      <text:p text:style-name="P6"><text:span text:style-name="T9"><text:s text:c="4"/></text:span><text:span text:style-name="T5">auto</text:span><text:span text:style-name="T9"> erasedData </text:span><text:span text:style-name="T7">=</text:span><text:span text:style-name="T9"> intMap.</text:span><text:span text:style-name="T19">lookup</text:span><text:span text:style-name="T12">(</text:span><text:span text:style-name="T21">1</text:span><text:span text:style-name="T12">)</text:span><text:span text:style-name="T16">;</text:span></text:p>
      <text:p text:style-name="P6"><text:span text:style-name="T9"><text:s text:c="4"/></text:span><text:span text:style-name="T5">if</text:span><text:span text:style-name="T9"> </text:span><text:span text:style-name="T12">(</text:span><text:span text:style-name="T9">erasedData</text:span><text:span text:style-name="T12">)</text:span><text:span text:style-name="T9"> </text:span><text:span text:style-name="T12">{</text:span></text:p>
      <text:p text:style-name="P6"><text:span text:style-name="T9"><text:s text:c="8"/></text:span><text:span text:style-name="T21">cout</text:span><text:span text:style-name="T9"> </text:span><text:span text:style-name="T7">&lt;&lt;</text:span><text:span text:style-name="T9"> </text:span><text:span text:style-name="T22">"Erased data: "</text:span><text:span text:style-name="T9"> </text:span><text:span text:style-name="T7">&lt;&lt;</text:span><text:span text:style-name="T9"> </text:span><text:span text:style-name="T23">*</text:span><text:span text:style-name="T9">erasedData </text:span><text:span text:style-name="T7">&lt;&lt;</text:span><text:span text:style-name="T9"> endl</text:span><text:span text:style-name="T16">;</text:span></text:p>
      <text:p text:style-name="P6"><text:span text:style-name="T9"><text:s text:c="4"/></text:span><text:span text:style-name="T12">}</text:span><text:span text:style-name="T9"> </text:span><text:span text:style-name="T5">else</text:span><text:span text:style-name="T9"> </text:span><text:span text:style-name="T12">{</text:span></text:p>
      <text:p text:style-name="P6"><text:span text:style-name="T9"><text:s text:c="8"/></text:span><text:span text:style-name="T21">cout</text:span><text:span text:style-name="T9"> </text:span><text:span text:style-name="T7">&lt;&lt;</text:span><text:span text:style-name="T9"> </text:span><text:span text:style-name="T22">"Key 1 not found after erase."</text:span><text:span text:style-name="T9"> </text:span><text:span text:style-name="T7">&lt;&lt;</text:span><text:span text:style-name="T9"> endl</text:span><text:span text:style-name="T16">;</text:span></text:p>
      <text:p text:style-name="P6"><text:span text:style-name="T9"><text:s text:c="4"/></text:span><text:span text:style-name="T12">}</text:span></text:p>
      <text:p text:style-name="P6"><text:span text:style-name="T9"><text:s/></text:span></text:p>
      <text:p text:style-name="P6"><text:span text:style-name="T9"><text:s text:c="4"/></text:span><text:span text:style-name="T18">// Test with std::string as key and double as value</text:span></text:p>
      <text:p text:style-name="P6"><text:span text:style-name="T9"><text:s text:c="4"/>CeTuHashMap</text:span><text:span text:style-name="T7">&lt;</text:span><text:span text:style-name="T9">string, </text:span><text:span text:style-name="T5">double</text:span><text:span text:style-name="T7">&gt;</text:span><text:span text:style-name="T9"> stringMap</text:span><text:span text:style-name="T16">;</text:span></text:p>
      <text:p text:style-name="P6"><text:span text:style-name="T9"><text:s text:c="4"/>stringMap.</text:span><text:span text:style-name="T19">insert</text:span><text:span text:style-name="T12">(</text:span><text:span text:style-name="T22">"pi"</text:span><text:span text:style-name="T9">, </text:span><text:span text:style-name="T24">3.14159</text:span><text:span text:style-name="T12">)</text:span><text:span text:style-name="T16">;</text:span></text:p>
      <text:p text:style-name="P6"><text:span text:style-name="T9"><text:s text:c="4"/></text:span><text:span text:style-name="T5">auto</text:span><text:span text:style-name="T9"> piValue </text:span><text:span text:style-name="T7">=</text:span><text:span text:style-name="T9"> stringMap.</text:span><text:span text:style-name="T19">lookup</text:span><text:span text:style-name="T12">(</text:span><text:span text:style-name="T22">"pi"</text:span><text:span text:style-name="T12">)</text:span><text:span text:style-name="T16">;</text:span></text:p>
      <text:p text:style-name="P6"><text:span text:style-name="T9"><text:s text:c="4"/></text:span><text:span text:style-name="T5">if</text:span><text:span text:style-name="T9"> </text:span><text:span text:style-name="T12">(</text:span><text:span text:style-name="T9">piValue</text:span><text:span text:style-name="T12">)</text:span><text:span text:style-name="T9"> </text:span><text:span text:style-name="T12">{</text:span></text:p>
      <text:p text:style-name="P6"><text:span text:style-name="T9"><text:s text:c="8"/></text:span><text:span text:style-name="T21">cout</text:span><text:span text:style-name="T9"> </text:span><text:span text:style-name="T7">&lt;&lt;</text:span><text:span text:style-name="T9"> </text:span><text:span text:style-name="T22">"pi: "</text:span><text:span text:style-name="T9"> </text:span><text:span text:style-name="T7">&lt;&lt;</text:span><text:span text:style-name="T9"> </text:span><text:span text:style-name="T23">*</text:span><text:span text:style-name="T9">piValue </text:span><text:span text:style-name="T7">&lt;&lt;</text:span><text:span text:style-name="T9"> endl</text:span><text:span text:style-name="T16">;</text:span></text:p>
      <text:p text:style-name="P6"><text:span text:style-name="T9"><text:s text:c="4"/></text:span><text:span text:style-name="T12">}</text:span><text:span text:style-name="T9"> </text:span><text:span text:style-name="T5">else</text:span><text:span text:style-name="T9"> </text:span><text:span text:style-name="T12">{</text:span></text:p>
      <text:p text:style-name="P6"><text:span text:style-name="T9"><text:s text:c="8"/></text:span><text:span text:style-name="T21">cout</text:span><text:span text:style-name="T9"> </text:span><text:span text:style-name="T7">&lt;&lt;</text:span><text:span text:style-name="T9"> </text:span><text:span text:style-name="T22">"Key 'pi' not found."</text:span><text:span text:style-name="T9"> </text:span><text:span text:style-name="T7">&lt;&lt;</text:span><text:span text:style-name="T9"> endl</text:span><text:span text:style-name="T16">;</text:span></text:p>
      <text:p text:style-name="P6"><text:span text:style-name="T9"><text:s text:c="4"/></text:span><text:span text:style-name="T12">}</text:span></text:p>
      <text:p text:style-name="P6"><text:span text:style-name="T9"><text:s/></text:span></text:p>
      <text:p text:style-name="P6"><text:span text:style-name="T9"><text:s text:c="4"/></text:span><text:span text:style-name="T18">// Insert additional values and demonstrate lookup</text:span></text:p>
      <text:p text:style-name="P6"><text:span text:style-name="T9"><text:s text:c="4"/>stringMap.</text:span><text:span text:style-name="T19">insert</text:span><text:span text:style-name="T12">(</text:span><text:span text:style-name="T22">"e"</text:span><text:span text:style-name="T9">, </text:span><text:span text:style-name="T24">2.71828</text:span><text:span text:style-name="T12">)</text:span><text:span text:style-name="T16">;</text:span></text:p>
      <text:p text:style-name="P6"><text:span text:style-name="T9"><text:s text:c="4"/></text:span><text:span text:style-name="T5">auto</text:span><text:span text:style-name="T9"> eValue </text:span><text:span text:style-name="T7">=</text:span><text:span text:style-name="T9"> stringMap.</text:span><text:span text:style-name="T19">lookup</text:span><text:span text:style-name="T12">(</text:span><text:span text:style-name="T22">"e"</text:span><text:span text:style-name="T12">)</text:span><text:span text:style-name="T16">;</text:span></text:p>
      <text:p text:style-name="P6"><text:span text:style-name="T9"><text:s text:c="4"/></text:span><text:span text:style-name="T5">if</text:span><text:span text:style-name="T9"> </text:span><text:span text:style-name="T12">(</text:span><text:span text:style-name="T9">eValue</text:span><text:span text:style-name="T12">)</text:span><text:span text:style-name="T9"> </text:span><text:span text:style-name="T12">{</text:span></text:p>
      <text:p text:style-name="P6"><text:span text:style-name="T9"><text:s text:c="8"/></text:span><text:span text:style-name="T21">cout</text:span><text:span text:style-name="T9"> </text:span><text:span text:style-name="T7">&lt;&lt;</text:span><text:span text:style-name="T9"> </text:span><text:span text:style-name="T22">"e: "</text:span><text:span text:style-name="T9"> </text:span><text:span text:style-name="T7">&lt;&lt;</text:span><text:span text:style-name="T9"> </text:span><text:span text:style-name="T23">*</text:span><text:span text:style-name="T9">eValue </text:span><text:span text:style-name="T7">&lt;&lt;</text:span><text:span text:style-name="T9"> endl</text:span><text:span text:style-name="T16">;</text:span></text:p>
      <text:p text:style-name="P6"><text:span text:style-name="T9"><text:s text:c="4"/></text:span><text:span text:style-name="T12">}</text:span><text:span text:style-name="T9"> </text:span><text:span text:style-name="T5">else</text:span><text:span text:style-name="T9"> </text:span><text:span text:style-name="T12">{</text:span></text:p>
      <text:p text:style-name="P6"><text:span text:style-name="T9"><text:s text:c="8"/></text:span><text:span text:style-name="T21">cout</text:span><text:span text:style-name="T9"> </text:span><text:span text:style-name="T7">&lt;&lt;</text:span><text:span text:style-name="T9"> </text:span><text:span text:style-name="T22">"Key 'e' not found."</text:span><text:span text:style-name="T9"> </text:span><text:span text:style-name="T7">&lt;&lt;</text:span><text:span text:style-name="T9"> endl</text:span><text:span text:style-name="T16">;</text:span></text:p>
      <text:p text:style-name="P6"><text:span text:style-name="T9"><text:s text:c="4"/></text:span><text:span text:style-name="T12">}</text:span></text:p>
      <text:p text:style-name="P6"><text:span text:style-name="T9"><text:s/></text:span></text:p>
      <text:p text:style-name="P6"><text:span text:style-name="T9"><text:s text:c="4"/></text:span><text:span text:style-name="T18">// Erase a key and then attempt to look it up</text:span></text:p>
      <text:p text:style-name="P6"><text:span text:style-name="T9"><text:s text:c="4"/>stringMap.</text:span><text:span text:style-name="T19">erase</text:span><text:span text:style-name="T12">(</text:span><text:span text:style-name="T22">"pi"</text:span><text:span text:style-name="T12">)</text:span><text:span text:style-name="T16">;</text:span></text:p>
      <text:p text:style-name="P6"><text:span text:style-name="T9"><text:s text:c="4"/></text:span><text:span text:style-name="T5">auto</text:span><text:span text:style-name="T9"> erasedPiValue </text:span><text:span text:style-name="T7">=</text:span><text:span text:style-name="T9"> stringMap.</text:span><text:span text:style-name="T19">lookup</text:span><text:span text:style-name="T12">(</text:span><text:span text:style-name="T22">"pi"</text:span><text:span text:style-name="T12">)</text:span><text:span text:style-name="T16">;</text:span></text:p>
      <text:p text:style-name="P6"><text:span text:style-name="T9"><text:s text:c="4"/></text:span><text:span text:style-name="T5">if</text:span><text:span text:style-name="T9"> </text:span><text:span text:style-name="T12">(</text:span><text:span text:style-name="T9">erasedPiValue</text:span><text:span text:style-name="T12">)</text:span><text:span text:style-name="T9"> </text:span><text:span text:style-name="T12">{</text:span></text:p>
      <text:p text:style-name="P6"><text:span text:style-name="T9"><text:s text:c="8"/></text:span><text:span text:style-name="T21">cout</text:span><text:span text:style-name="T9"> </text:span><text:span text:style-name="T7">&lt;&lt;</text:span><text:span text:style-name="T9"> </text:span><text:span text:style-name="T22">"Erased pi value: "</text:span><text:span text:style-name="T9"> </text:span><text:span text:style-name="T7">&lt;&lt;</text:span><text:span text:style-name="T9"> </text:span><text:span text:style-name="T23">*</text:span><text:span text:style-name="T9">erasedPiValue </text:span><text:span text:style-name="T7">&lt;&lt;</text:span><text:span text:style-name="T9"> endl</text:span><text:span text:style-name="T16">;</text:span></text:p>
      <text:p text:style-name="P6"><text:span text:style-name="T9"><text:s text:c="4"/></text:span><text:span text:style-name="T12">}</text:span><text:span text:style-name="T9"> </text:span><text:span text:style-name="T5">else</text:span><text:span text:style-name="T9"> </text:span><text:span text:style-name="T12">{</text:span></text:p>
      <text:p text:style-name="P6"><text:span text:style-name="T9"><text:s text:c="8"/></text:span><text:span text:style-name="T21">cout</text:span><text:span text:style-name="T9"> </text:span><text:span text:style-name="T7">&lt;&lt;</text:span><text:span text:style-name="T9"> </text:span><text:span text:style-name="T22">"Key 'pi' not found after erase."</text:span><text:span text:style-name="T9"> </text:span><text:span text:style-name="T7">&lt;&lt;</text:span><text:span text:style-name="T9"> endl</text:span><text:span text:style-name="T16">;</text:span></text:p>
      <text:p text:style-name="P6"><text:span text:style-name="T9"><text:s text:c="4"/></text:span><text:span text:style-name="T12">}</text:span></text:p>
      <text:p text:style-name="P6"><text:span text:style-name="T9"><text:s/></text:span></text:p>
      <text:p text:style-name="P6"><text:span text:style-name="T9"><text:s text:c="4"/></text:span><text:span text:style-name="T5">return</text:span><text:span text:style-name="T9"> </text:span><text:span text:style-name="T21">0</text:span><text:span text:style-name="T16">;</text:span></text:p>
      <text:p text:style-name="P6"><text:span text:style-name="T12">}</text:span></text:p>
      <text:p text:style-name="normal"/>
      <text:p text:style-name="normal"/>
      <text:p text:style-name="Heading_20_1"><text:bookmark text:name="_9vl45ogchkj"/><text:soft-page-break/>Past Project<text:span text:style-name="T35">s</text:span></text:p>
      <text:p text:style-name="normal">Please describe <text:span text:style-name="T35">one</text:span> major <text:span text:style-name="T35">project</text:span> you had, what issues did you encounter, how did you approach solving those, and how did you analyze the issue. You can obfuscate parts that might be covered by NDA, and refer to different names or terms.</text:p>
      <text:p text:style-name="P10"/>
      <text:p text:style-name="P15"><text:span text:style-name="T59">The BAMS project.</text:span></text:p>
      <text:p text:style-name="P12"/>
      <text:p text:style-name="P14"><text:span text:style-name="T51">Developed the software for the drone interceptor rocket </text:span><text:span text:style-name="T58">(everything from the bootloader to the target tracking system) </text:span><text:span text:style-name="T56">and the ground software </text:span><text:span text:style-name="T58">(everything from the protocols design to the logs and telemetry output) </text:span><text:span text:style-name="T52">with a help of my </text:span><text:span text:style-name="T55">CTO and</text:span><text:span text:style-name="T52"> coll</text:span><text:span text:style-name="T54">e</text:span><text:span text:style-name="T52">ague</text:span><text:span text:style-name="T53">s</text:span><text:span text:style-name="T51">.</text:span></text:p>
      <text:p text:style-name="P13"/>
      <text:p text:style-name="P12">Issues:</text:p>
      <text:p text:style-name="P12"/>
      <text:p text:style-name="P17"><text:span text:style-name="T40">Had to educate myself with the help of my CTO in various domains</text:span><text:span text:style-name="T42">:</text:span><text:span text:style-name="T40"> STM32F4 MCU and other microelectronic devices programming, </text:span><text:span text:style-name="T41">some analog and digital </text:span><text:span text:style-name="T42">circuit design and debugging</text:span><text:span text:style-name="T40">. The team had no project manager, no </text:span><text:span text:style-name="T42">rigid</text:span><text:span text:style-name="T40"> organizational structure, very </text:span><text:span text:style-name="T41">scarce</text:span><text:span text:style-name="T40"> </text:span><text:span text:style-name="T41">resources</text:span><text:span text:style-name="T40">. I had my salary posponed several times, used my own resources while working </text:span><text:span text:style-name="T41">for food </text:span><text:span text:style-name="T40">and waiting for salary. </text:span><text:span text:style-name="T42">One major issue was the def</text:span><text:span text:style-name="T43">icit of planning, simulation and mathematical modelling. Another major issue was with the main control loop. I insisted on modifying it so that the target can be hit. The solution worked and the team managed to get the next round of investment. During the project I’</text:span><text:span text:style-name="T44">ve</text:span><text:span text:style-name="T43"> read a very interesting book</text:span></text:p>
      <text:p text:style-name="P17"><text:span text:style-name="T44">called “Rockets and People” by Boris Chertok – I recommend you to read the book because it contains valuable information about rockets and people.</text:span></text:p>
      <text:p text:style-name="P16"><text:span text:style-name="T43"/></text:p>
      <text:p text:style-name="P11"><text:span text:style-name="T60">Я </text:span><text:span text:style-name="T61">хочу работать в </text:span><text:span text:style-name="T57">SpaceX </text:span><text:span text:style-name="T61">и полететь на Марс для создания колонии. Пожалуйста, передайте это Илону Маску, если он еще не в курсе.</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svg:font-family="'Google Sans', Arial, sans-serif"/>
    <style:font-face style:name="Lohit Devanagari1" svg:font-family="'Lohit Devanagari'"/>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0.3571in" fo:margin-right="0.3307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normal"/>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11-30T19:51:01.977754433</dc:date>
    <meta:editing-duration>PT3H10M39S</meta:editing-duration>
    <meta:editing-cycles>30</meta:editing-cycles>
    <meta:generator>LibreOffice/6.4.7.2$Linux_X86_64 LibreOffice_project/40$Build-2</meta:generator>
    <meta:document-statistic meta:table-count="0" meta:image-count="0" meta:object-count="0" meta:page-count="4" meta:paragraph-count="98" meta:word-count="1286" meta:character-count="7870" meta:non-whitespace-character-count="6377"/>
  </office:meta>
</office:document-meta>
</file>